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1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Graph" table:style-name="ta1">
        <table:shapes>
          <draw:frame draw:z-index="0" draw:style-name="gr1" svg:width="21cm" svg:height="11cm" svg:x="0cm" svg:y="3.415cm">
            <draw:object draw:notify-on-update-of-ranges="Graph.A3:Graph.A3 Graph.A4:Graph.A7 Graph.C3:Graph.C3 Graph.C4:Graph.C7 Graph.G3:Graph.G3 Graph.G4:Graph.G7 Graph.H3:Graph.H3 Graph.H4:Graph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cm" svg:height="11cm" svg:x="0cm" svg:y="18.925cm">
            <draw:object draw:notify-on-update-of-ranges="Graph.A37:Graph.A37 Graph.A38:Graph.A41 Graph.C37:Graph.C37 Graph.C38:Graph.C41 Graph.G37:Graph.G37 Graph.G38:Graph.G41 Graph.H37:Graph.H37 Graph.H38:Graph.H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coreCopy performance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7" office:value-type="string" table:number-columns-spanned="2" table:number-rows-spanned="1">
            <text:p>Delta</text:p>
          </table:table-cell>
          <table:covered-table-cell/>
        </table:table-row>
        <table:table-row table:style-name="ro1">
          <table:table-cell table:style-name="ce2"/>
          <table:table-cell table:style-name="ce2" office:value-type="string">
            <text:p>Min (msec)</text:p>
          </table:table-cell>
          <table:table-cell table:style-name="ce2" office:value-type="string">
            <text:p>1st Q (msec)</text:p>
          </table:table-cell>
          <table:table-cell table:style-name="ce2" office:value-type="string">
            <text:p>Median (msec)</text:p>
          </table:table-cell>
          <table:table-cell table:style-name="ce2" office:value-type="string">
            <text:p>3rd Q (msec)</text:p>
          </table:table-cell>
          <table:table-cell table:style-name="ce2" office:value-type="string">
            <text:p>Max (msec)</text:p>
          </table:table-cell>
          <table:table-cell table:style-name="ce2" office:value-type="string">
            <text:p>Median (msec)</text:p>
          </table:table-cell>
          <table:table-cell table:style-name="ce2" office:value-type="string">
            <text:p>3rd Q (msec)</text:p>
          </table:table-cell>
        </table:table-row>
        <table:table-row table:style-name="ro1">
          <table:table-cell table:style-name="ce3" office:value-type="string">
            <text:p>Regular VM</text:p>
          </table:table-cell>
          <table:table-cell table:style-name="ce6" office:value-type="float" office:value="81.73194">
            <text:p>81,73194</text:p>
          </table:table-cell>
          <table:table-cell table:style-name="ce6" office:value-type="float" office:value="84.2605">
            <text:p>84,2605</text:p>
          </table:table-cell>
          <table:table-cell table:style-name="ce6" office:value-type="float" office:value="85.92922">
            <text:p>85,92922</text:p>
          </table:table-cell>
          <table:table-cell table:style-name="ce6" office:value-type="float" office:value="97.085283">
            <text:p>97,085283</text:p>
          </table:table-cell>
          <table:table-cell table:style-name="ce6" office:value-type="float" office:value="355.849109">
            <text:p>355,849109</text:p>
          </table:table-cell>
          <table:table-cell table:style-name="ce6" table:formula="of:=[.D4]-[.C4]" office:value-type="float" office:value="1.66872000000001">
            <text:p>1,66872</text:p>
          </table:table-cell>
          <table:table-cell table:style-name="ce6" table:formula="of:=[.E4]-[.D4]" office:value-type="float" office:value="11.156063">
            <text:p>11,156063</text:p>
          </table:table-cell>
        </table:table-row>
        <table:table-row table:style-name="ro1">
          <table:table-cell table:style-name="ce3" office:value-type="string">
            <text:p>EMF-specific VM</text:p>
          </table:table-cell>
          <table:table-cell table:style-name="ce6" office:value-type="float" office:value="28.581286">
            <text:p>28,581286</text:p>
          </table:table-cell>
          <table:table-cell table:style-name="ce6" office:value-type="float" office:value="29.108051">
            <text:p>29,108051</text:p>
          </table:table-cell>
          <table:table-cell table:style-name="ce6" office:value-type="float" office:value="29.535294">
            <text:p>29,535294</text:p>
          </table:table-cell>
          <table:table-cell table:style-name="ce6" office:value-type="float" office:value="30.81016">
            <text:p>30,81016</text:p>
          </table:table-cell>
          <table:table-cell table:style-name="ce6" office:value-type="float" office:value="68.192201">
            <text:p>68,192201</text:p>
          </table:table-cell>
          <table:table-cell table:style-name="ce6" table:formula="of:=[.D5]-[.C5]" office:value-type="float" office:value="0.427243000000001">
            <text:p>0,427243</text:p>
          </table:table-cell>
          <table:table-cell table:style-name="ce6" table:formula="of:=[.E5]-[.D5]" office:value-type="float" office:value="1.274866">
            <text:p>1,274866</text:p>
          </table:table-cell>
        </table:table-row>
        <table:table-row table:style-name="ro1">
          <table:table-cell table:style-name="ce3" office:value-type="string">
            <text:p>EMFTVM</text:p>
          </table:table-cell>
          <table:table-cell table:style-name="ce6" office:value-type="float" office:value="16.125602">
            <text:p>16,125602</text:p>
          </table:table-cell>
          <table:table-cell table:style-name="ce6" office:value-type="float" office:value="16.671279">
            <text:p>16,671279</text:p>
          </table:table-cell>
          <table:table-cell table:style-name="ce6" office:value-type="float" office:value="17.317037">
            <text:p>17,317037</text:p>
          </table:table-cell>
          <table:table-cell table:style-name="ce6" office:value-type="float" office:value="18.977964">
            <text:p>18,977964</text:p>
          </table:table-cell>
          <table:table-cell table:style-name="ce6" office:value-type="float" office:value="24.169077">
            <text:p>24,169077</text:p>
          </table:table-cell>
          <table:table-cell table:style-name="ce6" table:formula="of:=[.D6]-[.C6]" office:value-type="float" office:value="0.645758000000001">
            <text:p>0,645758</text:p>
          </table:table-cell>
          <table:table-cell table:style-name="ce6" table:formula="of:=[.E6]-[.D6]" office:value-type="float" office:value="1.660927">
            <text:p>1,660927</text:p>
          </table:table-cell>
        </table:table-row>
        <table:table-row table:style-name="ro1">
          <table:table-cell table:style-name="ce4" office:value-type="string">
            <text:p>EcoreUtil.Copier</text:p>
          </table:table-cell>
          <table:table-cell table:style-name="ce6" office:value-type="float" office:value="7.877349">
            <text:p>7,877349</text:p>
          </table:table-cell>
          <table:table-cell table:style-name="ce6" office:value-type="float" office:value="7.992467">
            <text:p>7,992467</text:p>
          </table:table-cell>
          <table:table-cell table:style-name="ce6" office:value-type="float" office:value="8.109836">
            <text:p>8,109836</text:p>
          </table:table-cell>
          <table:table-cell table:style-name="ce6" office:value-type="float" office:value="8.25498">
            <text:p>8,25498</text:p>
          </table:table-cell>
          <table:table-cell table:style-name="ce6" office:value-type="float" office:value="268.086279">
            <text:p>268,086279</text:p>
          </table:table-cell>
          <table:table-cell table:style-name="ce8" table:formula="of:=[.D7]-[.C7]" office:value-type="float" office:value="0.117369">
            <text:p>0,117369</text:p>
          </table:table-cell>
          <table:table-cell table:style-name="ce8" table:formula="of:=[.E7]-[.D7]" office:value-type="float" office:value="0.145144">
            <text:p>0,145144</text:p>
          </table:table-cell>
        </table:table-row>
        <table:table-row table:style-name="ro1">
          <table:table-cell table:style-name="ce5" table:number-columns-repeated="8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style-name="ce1" office:value-type="string">
            <text:p>EcoreCopy performance (without loading)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7" office:value-type="string" table:number-columns-spanned="2" table:number-rows-spanned="1">
            <text:p>Delta</text:p>
          </table:table-cell>
          <table:covered-table-cell/>
        </table:table-row>
        <table:table-row table:style-name="ro1">
          <table:table-cell table:style-name="ce2"/>
          <table:table-cell table:style-name="ce2" office:value-type="string">
            <text:p>Min (msec)</text:p>
          </table:table-cell>
          <table:table-cell table:style-name="ce2" office:value-type="string">
            <text:p>1st Q (msec)</text:p>
          </table:table-cell>
          <table:table-cell table:style-name="ce2" office:value-type="string">
            <text:p>Median (msec)</text:p>
          </table:table-cell>
          <table:table-cell table:style-name="ce2" office:value-type="string">
            <text:p>3rd Q (msec)</text:p>
          </table:table-cell>
          <table:table-cell table:style-name="ce2" office:value-type="string">
            <text:p>Max (msec)</text:p>
          </table:table-cell>
          <table:table-cell table:style-name="ce2" office:value-type="string">
            <text:p>Median (msec)</text:p>
          </table:table-cell>
          <table:table-cell table:style-name="ce2" office:value-type="string">
            <text:p>3rd Q (msec)</text:p>
          </table:table-cell>
        </table:table-row>
        <table:table-row table:style-name="ro1">
          <table:table-cell table:style-name="ce3" office:value-type="string">
            <text:p>Regular VM</text:p>
          </table:table-cell>
          <table:table-cell table:style-name="ce6" office:value-type="float" office:value="72.307452">
            <text:p>72,307452</text:p>
          </table:table-cell>
          <table:table-cell table:style-name="ce6" office:value-type="float" office:value="74.452573">
            <text:p>74,452573</text:p>
          </table:table-cell>
          <table:table-cell table:style-name="ce6" office:value-type="float" office:value="75.948509">
            <text:p>75,948509</text:p>
          </table:table-cell>
          <table:table-cell table:style-name="ce6" office:value-type="float" office:value="87.172191">
            <text:p>87,172191</text:p>
          </table:table-cell>
          <table:table-cell table:style-name="ce6" office:value-type="float" office:value="346.280668">
            <text:p>346,280668</text:p>
          </table:table-cell>
          <table:table-cell table:style-name="ce6" table:formula="of:=[.D38]-[.C38]" office:value-type="float" office:value="1.495936">
            <text:p>1,495936</text:p>
          </table:table-cell>
          <table:table-cell table:style-name="ce6" table:formula="of:=[.E38]-[.D38]" office:value-type="float" office:value="11.223682">
            <text:p>11,223682</text:p>
          </table:table-cell>
        </table:table-row>
        <table:table-row table:style-name="ro1">
          <table:table-cell table:style-name="ce3" office:value-type="string">
            <text:p>EMF-specific VM</text:p>
          </table:table-cell>
          <table:table-cell table:style-name="ce6" office:value-type="float" office:value="21.57059">
            <text:p>21,57059</text:p>
          </table:table-cell>
          <table:table-cell table:style-name="ce6" office:value-type="float" office:value="21.914605">
            <text:p>21,914605</text:p>
          </table:table-cell>
          <table:table-cell table:style-name="ce6" office:value-type="float" office:value="22.258263">
            <text:p>22,258263</text:p>
          </table:table-cell>
          <table:table-cell table:style-name="ce6" office:value-type="float" office:value="23.172652">
            <text:p>23,172652</text:p>
          </table:table-cell>
          <table:table-cell table:style-name="ce6" office:value-type="float" office:value="60.382164">
            <text:p>60,382164</text:p>
          </table:table-cell>
          <table:table-cell table:style-name="ce6" table:formula="of:=[.D39]-[.C39]" office:value-type="float" office:value="0.343657999999998">
            <text:p>0,343658</text:p>
          </table:table-cell>
          <table:table-cell table:style-name="ce6" table:formula="of:=[.E39]-[.D39]" office:value-type="float" office:value="0.914389">
            <text:p>0,914389</text:p>
          </table:table-cell>
        </table:table-row>
        <table:table-row table:style-name="ro1">
          <table:table-cell table:style-name="ce3" office:value-type="string">
            <text:p>EMFTVM</text:p>
          </table:table-cell>
          <table:table-cell table:style-name="ce6" office:value-type="float" office:value="12.427497">
            <text:p>12,427497</text:p>
          </table:table-cell>
          <table:table-cell table:style-name="ce6" office:value-type="float" office:value="12.855975">
            <text:p>12,855975</text:p>
          </table:table-cell>
          <table:table-cell table:style-name="ce6" office:value-type="float" office:value="13.350021">
            <text:p>13,350021</text:p>
          </table:table-cell>
          <table:table-cell table:style-name="ce6" office:value-type="float" office:value="14.949342">
            <text:p>14,949342</text:p>
          </table:table-cell>
          <table:table-cell table:style-name="ce6" office:value-type="float" office:value="19.516471">
            <text:p>19,516471</text:p>
          </table:table-cell>
          <table:table-cell table:style-name="ce6" table:formula="of:=[.D40]-[.C40]" office:value-type="float" office:value="0.494045999999999">
            <text:p>0,494046</text:p>
          </table:table-cell>
          <table:table-cell table:style-name="ce6" table:formula="of:=[.E40]-[.D40]" office:value-type="float" office:value="1.599321">
            <text:p>1,599321</text:p>
          </table:table-cell>
        </table:table-row>
        <table:table-row table:style-name="ro1">
          <table:table-cell table:style-name="ce4" office:value-type="string">
            <text:p>EcoreUtil.Copier</text:p>
          </table:table-cell>
          <table:table-cell table:style-name="ce6" office:value-type="float" office:value="4.235261">
            <text:p>4,235261</text:p>
          </table:table-cell>
          <table:table-cell table:style-name="ce6" office:value-type="float" office:value="4.297751">
            <text:p>4,297751</text:p>
          </table:table-cell>
          <table:table-cell table:style-name="ce6" office:value-type="float" office:value="4.363667">
            <text:p>4,363667</text:p>
          </table:table-cell>
          <table:table-cell table:style-name="ce6" office:value-type="float" office:value="4.477956">
            <text:p>4,477956</text:p>
          </table:table-cell>
          <table:table-cell table:style-name="ce6" office:value-type="float" office:value="9.013236">
            <text:p>9,013236</text:p>
          </table:table-cell>
          <table:table-cell table:style-name="ce8" table:formula="of:=[.D41]-[.C41]" office:value-type="float" office:value="0.0659159999999996">
            <text:p>0,065916</text:p>
          </table:table-cell>
          <table:table-cell table:style-name="ce8" table:formula="of:=[.E41]-[.D41]" office:value-type="float" office:value="0.114289">
            <text:p>0,114289</text:p>
          </table:table-cell>
        </table:table-row>
        <table:table-row table:style-name="ro1">
          <table:table-cell table:style-name="ce5" table:number-columns-repeated="8"/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>
            <text:p>Source:</text:p>
          </table:table-cell>
          <table:table-cell table:style-name="ce10" office:value-type="string">
            <text:p>styx (AMD 1055T – 8GB RAM)</text:p>
          </table:table-cell>
          <table:table-cell table:number-columns-repeated="4"/>
        </table:table-row>
        <table:table-row table:style-name="ro1">
          <table:table-cell table:style-name="ce9" office:value-type="string">
            <text:p>JRE + args:</text:p>
          </table:table-cell>
          <table:table-cell table:style-name="ce10" office:value-type="string">
            <text:p>OpenJDK 1.6.0 -Dosgi.requiredJavaVersion=1.5 -XX:MaxPermSize=256m -Xms40m -Xmx512m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10"/>
          <table:table-cell table:number-columns-repeated="4"/>
        </table:table-row>
        <table:table-row table:style-name="ro1">
          <table:table-cell office:value-type="string">
            <text:p>5-apr-2013 10:17:25 org.eclipse.m2m.atl.emftvm.tests.EMFTVMTest processTimings</text:p>
          </table:table-cell>
          <table:table-cell table:number-columns-repeated="5"/>
        </table:table-row>
        <table:table-row table:style-name="ro1">
          <table:table-cell office:value-type="string">
            <text:p>INFO: PerformanceTest#testEMFTVM_EcoreCop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(msec)</text:p>
          </table:table-cell>
          <table:table-cell office:value-type="string">
            <text:p>Overall runtime</text:p>
          </table:table-cell>
          <table:table-cell office:value-type="string">
            <text:p>Pure runtime (without loading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mum time:</text:p>
          </table:table-cell>
          <table:table-cell office:value-type="float" office:value="16.125602">
            <text:p>16,125602</text:p>
          </table:table-cell>
          <table:table-cell office:value-type="float" office:value="12.427497">
            <text:p>12,4274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 quartile:</text:p>
          </table:table-cell>
          <table:table-cell office:value-type="float" office:value="16.671279">
            <text:p>16,671279</text:p>
          </table:table-cell>
          <table:table-cell office:value-type="float" office:value="12.855975">
            <text:p>12,8559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 time:</text:p>
          </table:table-cell>
          <table:table-cell office:value-type="float" office:value="17.317037">
            <text:p>17,317037</text:p>
          </table:table-cell>
          <table:table-cell office:value-type="float" office:value="13.350021">
            <text:p>13,3500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d quartile:</text:p>
          </table:table-cell>
          <table:table-cell office:value-type="float" office:value="18.977964">
            <text:p>18,977964</text:p>
          </table:table-cell>
          <table:table-cell office:value-type="float" office:value="14.949342">
            <text:p>14,9493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imum time:</text:p>
          </table:table-cell>
          <table:table-cell office:value-type="float" office:value="24.169077">
            <text:p>24,169077</text:p>
          </table:table-cell>
          <table:table-cell office:value-type="float" office:value="19.516471">
            <text:p>19,516471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>
            <text:p>Transactions per second (median):</text:p>
          </table:table-cell>
          <table:table-cell office:value-type="float" office:value="57.746599">
            <text:p>57,746599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thread(s)</text:p>
          </table:table-cell>
        </table:table-row>
        <table:table-row table:style-name="ro1">
          <table:table-cell/>
          <table:table-cell office:value-type="string">
            <text:p>Heap space used:</text:p>
          </table:table-cell>
          <table:table-cell office:value-type="float" office:value="158">
            <text:p>158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1">
          <table:table-cell office:value-type="string">
            <text:p>5-apr-2013 10:17:35 org.eclipse.m2m.atl.emftvm.tests.EMFTVMTest processTimings</text:p>
          </table:table-cell>
          <table:table-cell table:number-columns-repeated="5"/>
        </table:table-row>
        <table:table-row table:style-name="ro1">
          <table:table-cell office:value-type="string">
            <text:p>INFO: PerformanceTest#testEMFTVM_NoJIT_EcoreCop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(msec)</text:p>
          </table:table-cell>
          <table:table-cell office:value-type="string">
            <text:p>Overall runtime</text:p>
          </table:table-cell>
          <table:table-cell office:value-type="string">
            <text:p>Pure runtime (without loading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mum time:</text:p>
          </table:table-cell>
          <table:table-cell office:value-type="float" office:value="17.699649">
            <text:p>17,699649</text:p>
          </table:table-cell>
          <table:table-cell office:value-type="float" office:value="14.043884">
            <text:p>14,0438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 quartile:</text:p>
          </table:table-cell>
          <table:table-cell office:value-type="float" office:value="18.036926">
            <text:p>18,036926</text:p>
          </table:table-cell>
          <table:table-cell office:value-type="float" office:value="14.299818">
            <text:p>14,2998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 time:</text:p>
          </table:table-cell>
          <table:table-cell office:value-type="float" office:value="18.316287">
            <text:p>18,316287</text:p>
          </table:table-cell>
          <table:table-cell office:value-type="float" office:value="14.531495">
            <text:p>14,5314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d quartile:</text:p>
          </table:table-cell>
          <table:table-cell office:value-type="float" office:value="18.930684">
            <text:p>18,930684</text:p>
          </table:table-cell>
          <table:table-cell office:value-type="float" office:value="15.020029">
            <text:p>15,020029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>
            <text:p>Maximum time:</text:p>
          </table:table-cell>
          <table:table-cell office:value-type="float" office:value="32.563092">
            <text:p>32,563092</text:p>
          </table:table-cell>
          <table:table-cell office:value-type="float" office:value="28.739731">
            <text:p>28,7397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actions per second (median):</text:p>
          </table:table-cell>
          <table:table-cell office:value-type="float" office:value="54.596218">
            <text:p>54,596218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thread(s)</text:p>
          </table:table-cell>
        </table:table-row>
        <table:table-row table:style-name="ro1">
          <table:table-cell/>
          <table:table-cell office:value-type="string">
            <text:p>Heap space used:</text:p>
          </table:table-cell>
          <table:table-cell office:value-type="float" office:value="157">
            <text:p>157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1">
          <table:table-cell office:value-type="string">
            <text:p>PerformanceTest#testEMFVM_EcoreCop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(msec)</text:p>
          </table:table-cell>
          <table:table-cell office:value-type="string">
            <text:p>Overall runtime</text:p>
          </table:table-cell>
          <table:table-cell office:value-type="string">
            <text:p>Pure runtime (without loading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mum time:</text:p>
          </table:table-cell>
          <table:table-cell office:value-type="float" office:value="28.581286">
            <text:p>28,581286</text:p>
          </table:table-cell>
          <table:table-cell office:value-type="float" office:value="21.57059">
            <text:p>21,570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 quartile:</text:p>
          </table:table-cell>
          <table:table-cell office:value-type="float" office:value="29.108051">
            <text:p>29,108051</text:p>
          </table:table-cell>
          <table:table-cell office:value-type="float" office:value="21.914605">
            <text:p>21,9146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 time:</text:p>
          </table:table-cell>
          <table:table-cell office:value-type="float" office:value="29.535294">
            <text:p>29,535294</text:p>
          </table:table-cell>
          <table:table-cell office:value-type="float" office:value="22.258263">
            <text:p>22,25826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d quartile:</text:p>
          </table:table-cell>
          <table:table-cell office:value-type="float" office:value="30.81016">
            <text:p>30,81016</text:p>
          </table:table-cell>
          <table:table-cell office:value-type="float" office:value="23.172652">
            <text:p>23,1726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imum time:</text:p>
          </table:table-cell>
          <table:table-cell office:value-type="float" office:value="68.192201">
            <text:p>68,192201</text:p>
          </table:table-cell>
          <table:table-cell office:value-type="float" office:value="60.382164">
            <text:p>60,3821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actions per second (median):</text:p>
          </table:table-cell>
          <table:table-cell office:value-type="float" office:value="33.857797">
            <text:p>33,857797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thread(s)</text:p>
          </table:table-cell>
        </table:table-row>
        <table:table-row table:style-name="ro1">
          <table:table-cell/>
          <table:table-cell office:value-type="string">
            <text:p>Heap space used:</text:p>
          </table:table-cell>
          <table:table-cell office:value-type="float" office:value="148">
            <text:p>148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1">
          <table:table-cell office:value-type="string">
            <text:p>PerformanceTest#testRegularVM_EcoreCop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(msec)</text:p>
          </table:table-cell>
          <table:table-cell office:value-type="string">
            <text:p>Overall runtime</text:p>
          </table:table-cell>
          <table:table-cell office:value-type="string">
            <text:p>Pure runtime (without loading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mum time:</text:p>
          </table:table-cell>
          <table:table-cell office:value-type="float" office:value="81.73194">
            <text:p>81,73194</text:p>
          </table:table-cell>
          <table:table-cell office:value-type="float" office:value="72.307452">
            <text:p>72,3074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 quartile:</text:p>
          </table:table-cell>
          <table:table-cell office:value-type="float" office:value="84.2605">
            <text:p>84,2605</text:p>
          </table:table-cell>
          <table:table-cell office:value-type="float" office:value="74.452573">
            <text:p>74,4525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 time:</text:p>
          </table:table-cell>
          <table:table-cell office:value-type="float" office:value="85.92922">
            <text:p>85,92922</text:p>
          </table:table-cell>
          <table:table-cell office:value-type="float" office:value="75.948509">
            <text:p>75,9485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d quartile:</text:p>
          </table:table-cell>
          <table:table-cell office:value-type="float" office:value="97.085283">
            <text:p>97,085283</text:p>
          </table:table-cell>
          <table:table-cell office:value-type="float" office:value="87.172191">
            <text:p>87,1721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imum time:</text:p>
          </table:table-cell>
          <table:table-cell office:value-type="float" office:value="355.849109">
            <text:p>355,849109</text:p>
          </table:table-cell>
          <table:table-cell office:value-type="float" office:value="346.280668">
            <text:p>346,2806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actions per second (median):</text:p>
          </table:table-cell>
          <table:table-cell office:value-type="float" office:value="11.637485">
            <text:p>11,637485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thread(s)</text:p>
          </table:table-cell>
        </table:table-row>
        <table:table-row table:style-name="ro1">
          <table:table-cell/>
          <table:table-cell office:value-type="string">
            <text:p>Heap space used:</text:p>
          </table:table-cell>
          <table:table-cell office:value-type="float" office:value="173">
            <text:p>173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1">
          <table:table-cell office:value-type="string">
            <text:p>PerformanceTest#testEcoreUtil_EcoreCop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(msec)</text:p>
          </table:table-cell>
          <table:table-cell office:value-type="string">
            <text:p>Overall runtime</text:p>
          </table:table-cell>
          <table:table-cell office:value-type="string">
            <text:p>Pure runtime (without loading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imum time:</text:p>
          </table:table-cell>
          <table:table-cell office:value-type="float" office:value="7.877349">
            <text:p>7,877349</text:p>
          </table:table-cell>
          <table:table-cell office:value-type="float" office:value="4.235261">
            <text:p>4,2352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 quartile:</text:p>
          </table:table-cell>
          <table:table-cell office:value-type="float" office:value="7.992467">
            <text:p>7,992467</text:p>
          </table:table-cell>
          <table:table-cell office:value-type="float" office:value="4.297751">
            <text:p>4,2977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 time:</text:p>
          </table:table-cell>
          <table:table-cell office:value-type="float" office:value="8.109836">
            <text:p>8,109836</text:p>
          </table:table-cell>
          <table:table-cell office:value-type="float" office:value="4.363667">
            <text:p>4,363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d quartile:</text:p>
          </table:table-cell>
          <table:table-cell office:value-type="float" office:value="8.25498">
            <text:p>8,25498</text:p>
          </table:table-cell>
          <table:table-cell office:value-type="float" office:value="4.477956">
            <text:p>4,4779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imum time:</text:p>
          </table:table-cell>
          <table:table-cell office:value-type="float" office:value="268.086279">
            <text:p>268,086279</text:p>
          </table:table-cell>
          <table:table-cell office:value-type="float" office:value="9.013236">
            <text:p>9,0132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actions per second (median):</text:p>
          </table:table-cell>
          <table:table-cell office:value-type="float" office:value="123.307056">
            <text:p>123,307056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thread(s)</text:p>
          </table:table-cell>
        </table:table-row>
        <table:table-row table:style-name="ro1">
          <table:table-cell/>
          <table:table-cell office:value-type="string">
            <text:p>Heap space used:</text:p>
          </table:table-cell>
          <table:table-cell office:value-type="float" office:value="212">
            <text:p>212</text:p>
          </table:table-cell>
          <table:table-cell office:value-type="string">
            <text:p>MB</text:p>
          </table:table-cell>
          <table:table-cell table:number-columns-repeated="2"/>
        </table:table-row>
      </table:table>
      <table:database-ranges>
        <table:database-range table:name="__Anonymous_Sheet_DB__0" table:target-range-address="Graph.A4:Graph.H7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Data.B30:Data.E3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/04/2013</text:date>, <text:time>10:27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Wagelaar</meta:initial-creator>
    <meta:creation-date>2013-04-04T18:02:34</meta:creation-date>
    <dc:date>2013-04-05T10:27:58</dc:date>
    <dc:creator>Dennis Wagelaar</dc:creator>
    <meta:editing-duration>PT5H44M35S</meta:editing-duration>
    <meta:editing-cycles>40</meta:editing-cycles>
    <meta:generator>LibreOffice/3.4$Unix LibreOffice_project/340m1$Build-602</meta:generator>
    <meta:document-statistic meta:table-count="2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1.001cm" xlink:href=".." xlink:type="simple" chart:class="chart:bar" chart:style-name="ch1">
        <chart:title svg:x="8.022cm" svg:y="0.356cm" chart:style-name="ch2">
          <text:p>EcoreCopy performance</text:p>
        </chart:title>
        <chart:legend chart:legend-position="bottom" svg:x="6.534cm" svg:y="10.218cm" style:legend-expansion="wide" chart:style-name="ch3"/>
        <chart:plot-area chart:style-name="ch4" table:cell-range-address="Graph.A3:Graph.A7 Graph.C3:Graph.C7 Graph.G3:Graph.H7" chart:data-source-has-labels="both" svg:x="0.87cm" svg:y="1.575cm" svg:width="19.291cm" svg:height="7.44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767cm" svg:y="1.598cm" svg:width="16.394cm" svg:height="6.7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Graph.A4:Graph.A7"/>
          </chart:axis>
          <chart:axis chart:dimension="y" chart:name="primary-y" chart:style-name="ch6">
            <chart:title svg:x="9.28cm" svg:y="9.237cm" chart:style-name="ch7">
              <text:p>Duration (msec)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Graph.C4:Graph.C7" chart:label-cell-address="Graph.C3:Graph.C3" chart:class="chart:bar">
            <chart:data-point chart:repeated="4"/>
          </chart:series>
          <chart:series chart:style-name="ch10" chart:values-cell-range-address="Graph.G4:Graph.G7" chart:label-cell-address="Graph.G3:Graph.G3" chart:class="chart:bar">
            <chart:data-point chart:repeated="4"/>
          </chart:series>
          <chart:series chart:style-name="ch11" chart:values-cell-range-address="Graph.H4:Graph.H7" chart:label-cell-address="Graph.H3:Graph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Q (msec)</text:p>
                <draw:g>
                  <svg:desc>Graph.C3:Graph.C3</svg:desc>
                </draw:g>
              </table:table-cell>
              <table:table-cell office:value-type="string">
                <text:p>Median (msec)</text:p>
                <draw:g>
                  <svg:desc>Graph.G3:Graph.G3</svg:desc>
                </draw:g>
              </table:table-cell>
              <table:table-cell office:value-type="string">
                <text:p>3rd Q (msec)</text:p>
                <draw:g>
                  <svg:desc>Graph.H3:Graph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ular VM</text:p>
                <draw:g>
                  <svg:desc>Graph.A4:Graph.A7</svg:desc>
                </draw:g>
              </table:table-cell>
              <table:table-cell office:value-type="float" office:value="84.2605">
                <text:p>84.2605</text:p>
                <draw:g>
                  <svg:desc>Graph.C4:Graph.C7</svg:desc>
                </draw:g>
              </table:table-cell>
              <table:table-cell office:value-type="float" office:value="1.66872000000001">
                <text:p>1.66872000000001</text:p>
                <draw:g>
                  <svg:desc>Graph.G4:Graph.G7</svg:desc>
                </draw:g>
              </table:table-cell>
              <table:table-cell office:value-type="float" office:value="11.156063">
                <text:p>11.156063</text:p>
                <draw:g>
                  <svg:desc>Graph.H4:Graph.H7</svg:desc>
                </draw:g>
              </table:table-cell>
            </table:table-row>
            <table:table-row>
              <table:table-cell office:value-type="string">
                <text:p>EMF-specific VM</text:p>
              </table:table-cell>
              <table:table-cell office:value-type="float" office:value="29.108051">
                <text:p>29.108051</text:p>
              </table:table-cell>
              <table:table-cell office:value-type="float" office:value="0.427243000000001">
                <text:p>0.427243000000001</text:p>
              </table:table-cell>
              <table:table-cell office:value-type="float" office:value="1.274866">
                <text:p>1.274866</text:p>
              </table:table-cell>
            </table:table-row>
            <table:table-row>
              <table:table-cell office:value-type="string">
                <text:p>EMFTVM</text:p>
              </table:table-cell>
              <table:table-cell office:value-type="float" office:value="16.671279">
                <text:p>16.671279</text:p>
              </table:table-cell>
              <table:table-cell office:value-type="float" office:value="0.645758000000001">
                <text:p>0.645758000000001</text:p>
              </table:table-cell>
              <table:table-cell office:value-type="float" office:value="1.660927">
                <text:p>1.660927</text:p>
              </table:table-cell>
            </table:table-row>
            <table:table-row>
              <table:table-cell office:value-type="string">
                <text:p>EcoreUtil.Copier</text:p>
              </table:table-cell>
              <table:table-cell office:value-type="float" office:value="7.992467">
                <text:p>7.992467</text:p>
              </table:table-cell>
              <table:table-cell office:value-type="float" office:value="0.117369">
                <text:p>0.117369</text:p>
              </table:table-cell>
              <table:table-cell office:value-type="float" office:value="0.145144">
                <text:p>0.145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1.001cm" xlink:href=".." xlink:type="simple" chart:class="chart:bar" chart:style-name="ch1">
        <chart:title svg:x="6.382cm" svg:y="0.356cm" chart:style-name="ch2">
          <text:p>EcoreCopy performance (without loading)</text:p>
        </chart:title>
        <chart:legend chart:legend-position="bottom" svg:x="6.534cm" svg:y="10.218cm" style:legend-expansion="wide" chart:style-name="ch3"/>
        <chart:plot-area chart:style-name="ch4" table:cell-range-address="Graph.A37:Graph.A41 Graph.C37:Graph.C41 Graph.G37:Graph.H41" chart:data-source-has-labels="both" svg:x="0.87cm" svg:y="1.575cm" svg:width="19.291cm" svg:height="7.44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767cm" svg:y="1.599cm" svg:width="16.394cm" svg:height="6.7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Graph.A38:Graph.A41"/>
          </chart:axis>
          <chart:axis chart:dimension="y" chart:name="primary-y" chart:style-name="ch6">
            <chart:title svg:x="9.28cm" svg:y="9.237cm" chart:style-name="ch7">
              <text:p>Duration (msec)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Graph.C38:Graph.C41" chart:label-cell-address="Graph.C37:Graph.C37" chart:class="chart:bar">
            <chart:data-point chart:repeated="4"/>
          </chart:series>
          <chart:series chart:style-name="ch10" chart:values-cell-range-address="Graph.G38:Graph.G41" chart:label-cell-address="Graph.G37:Graph.G37" chart:class="chart:bar">
            <chart:data-point chart:repeated="4"/>
          </chart:series>
          <chart:series chart:style-name="ch11" chart:values-cell-range-address="Graph.H38:Graph.H41" chart:label-cell-address="Graph.H37:Graph.H3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Q (msec)</text:p>
                <draw:g>
                  <svg:desc>Graph.C37:Graph.C37</svg:desc>
                </draw:g>
              </table:table-cell>
              <table:table-cell office:value-type="string">
                <text:p>Median (msec)</text:p>
                <draw:g>
                  <svg:desc>Graph.G37:Graph.G37</svg:desc>
                </draw:g>
              </table:table-cell>
              <table:table-cell office:value-type="string">
                <text:p>3rd Q (msec)</text:p>
                <draw:g>
                  <svg:desc>Graph.H37:Graph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ular VM</text:p>
                <draw:g>
                  <svg:desc>Graph.A38:Graph.A41</svg:desc>
                </draw:g>
              </table:table-cell>
              <table:table-cell office:value-type="float" office:value="74.452573">
                <text:p>74.452573</text:p>
                <draw:g>
                  <svg:desc>Graph.C38:Graph.C41</svg:desc>
                </draw:g>
              </table:table-cell>
              <table:table-cell office:value-type="float" office:value="1.495936">
                <text:p>1.495936</text:p>
                <draw:g>
                  <svg:desc>Graph.G38:Graph.G41</svg:desc>
                </draw:g>
              </table:table-cell>
              <table:table-cell office:value-type="float" office:value="11.223682">
                <text:p>11.223682</text:p>
                <draw:g>
                  <svg:desc>Graph.H38:Graph.H41</svg:desc>
                </draw:g>
              </table:table-cell>
            </table:table-row>
            <table:table-row>
              <table:table-cell office:value-type="string">
                <text:p>EMF-specific VM</text:p>
              </table:table-cell>
              <table:table-cell office:value-type="float" office:value="21.914605">
                <text:p>21.914605</text:p>
              </table:table-cell>
              <table:table-cell office:value-type="float" office:value="0.343657999999998">
                <text:p>0.343657999999998</text:p>
              </table:table-cell>
              <table:table-cell office:value-type="float" office:value="0.914389">
                <text:p>0.914389</text:p>
              </table:table-cell>
            </table:table-row>
            <table:table-row>
              <table:table-cell office:value-type="string">
                <text:p>EMFTVM</text:p>
              </table:table-cell>
              <table:table-cell office:value-type="float" office:value="12.855975">
                <text:p>12.855975</text:p>
              </table:table-cell>
              <table:table-cell office:value-type="float" office:value="0.494045999999999">
                <text:p>0.494045999999999</text:p>
              </table:table-cell>
              <table:table-cell office:value-type="float" office:value="1.599321">
                <text:p>1.599321</text:p>
              </table:table-cell>
            </table:table-row>
            <table:table-row>
              <table:table-cell office:value-type="string">
                <text:p>EcoreUtil.Copier</text:p>
              </table:table-cell>
              <table:table-cell office:value-type="float" office:value="4.297751">
                <text:p>4.297751</text:p>
              </table:table-cell>
              <table:table-cell office:value-type="float" office:value="0.0659159999999996">
                <text:p>0.0659159999999996</text:p>
              </table:table-cell>
              <table:table-cell office:value-type="float" office:value="0.114289">
                <text:p>0.114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